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6.4mm" svg:height="207.18mm" svg:x="0mm" svg:y="0mm">
            <loext:p draw:notify-on-update-of-ranges="Sheet1.J3:Sheet1.J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9"/>
          <table:table-cell table:style-name="Default" office:value-type="string" calcext:value-type="string">
            <text:p>VIDEO 2 MINUTOS: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</table:table-row>
        <table:table-row table:style-name="ro1">
          <table:table-cell table:number-columns-repeated="9"/>
          <table:table-cell table:formula="of:=([.K3]+[.L3]+[.M3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4]+[.L4]+[.M4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5]+[.L5]+[.M5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6]+[.L6]+[.M6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7]+[.L7]+[.M7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8]+[.L8]+[.M8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9]+[.L9]+[.M9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10]+[.L10]+[.M10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11]+[.L11]+[.M11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12]+[.L12]+[.M12])/3" office:value-type="float" office:value="816.333333333333" calcext:value-type="float">
            <text:p>816,3333333333</text:p>
          </table:table-cell>
          <table:table-cell office:value-type="float" office:value="857" calcext:value-type="float">
            <text:p>857</text:p>
          </table:table-cell>
          <table:table-cell office:value-type="float" office:value="986" calcext:value-type="float">
            <text:p>98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9"/>
          <table:table-cell table:formula="of:=([.K13]+[.L13]+[.M13])/3" office:value-type="float" office:value="816.333333333333" calcext:value-type="float">
            <text:p>816,3333333333</text:p>
          </table:table-cell>
          <table:table-cell office:value-type="float" office:value="857" calcext:value-type="float">
            <text:p>857</text:p>
          </table:table-cell>
          <table:table-cell office:value-type="float" office:value="986" calcext:value-type="float">
            <text:p>98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9"/>
          <table:table-cell table:formula="of:=([.K14]+[.L14]+[.M14])/3" office:value-type="float" office:value="816.333333333333" calcext:value-type="float">
            <text:p>816,3333333333</text:p>
          </table:table-cell>
          <table:table-cell office:value-type="float" office:value="857" calcext:value-type="float">
            <text:p>857</text:p>
          </table:table-cell>
          <table:table-cell office:value-type="float" office:value="986" calcext:value-type="float">
            <text:p>98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9"/>
          <table:table-cell table:formula="of:=([.K15]+[.L15]+[.M15])/3" office:value-type="float" office:value="1159.33333333333" calcext:value-type="float">
            <text:p>1159,3333333333</text:p>
          </table:table-cell>
          <table:table-cell office:value-type="float" office:value="234" calcext:value-type="float">
            <text:p>234</text:p>
          </table:table-cell>
          <table:table-cell office:value-type="float" office:value="2835" calcext:value-type="float">
            <text:p>283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table:formula="of:=([.K16]+[.L16]+[.M16])/3" office:value-type="float" office:value="1159.33333333333" calcext:value-type="float">
            <text:p>1159,3333333333</text:p>
          </table:table-cell>
          <table:table-cell office:value-type="float" office:value="234" calcext:value-type="float">
            <text:p>234</text:p>
          </table:table-cell>
          <table:table-cell office:value-type="float" office:value="2835" calcext:value-type="float">
            <text:p>283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table:formula="of:=([.K17]+[.L17]+[.M17])/3" office:value-type="float" office:value="1159.33333333333" calcext:value-type="float">
            <text:p>1159,3333333333</text:p>
          </table:table-cell>
          <table:table-cell office:value-type="float" office:value="234" calcext:value-type="float">
            <text:p>234</text:p>
          </table:table-cell>
          <table:table-cell office:value-type="float" office:value="2835" calcext:value-type="float">
            <text:p>283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table:formula="of:=([.K18]+[.L18]+[.M18])/3" office:value-type="float" office:value="7095.33333333333" calcext:value-type="float">
            <text:p>7095,3333333333</text:p>
          </table:table-cell>
          <table:table-cell office:value-type="float" office:value="12971" calcext:value-type="float">
            <text:p>12971</text:p>
          </table:table-cell>
          <table:table-cell office:value-type="float" office:value="2835" calcext:value-type="float">
            <text:p>283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number-columns-repeated="9"/>
          <table:table-cell table:formula="of:=([.K19]+[.L19]+[.M19])/3" office:value-type="float" office:value="7986.66666666667" calcext:value-type="float">
            <text:p>7986,6666666667</text:p>
          </table:table-cell>
          <table:table-cell office:value-type="float" office:value="12971" calcext:value-type="float">
            <text:p>12971</text:p>
          </table:table-cell>
          <table:table-cell office:value-type="float" office:value="5509" calcext:value-type="float">
            <text:p>5509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number-columns-repeated="9"/>
          <table:table-cell table:formula="of:=([.K20]+[.L20]+[.M20])/3" office:value-type="float" office:value="7986.66666666667" calcext:value-type="float">
            <text:p>7986,6666666667</text:p>
          </table:table-cell>
          <table:table-cell office:value-type="float" office:value="12971" calcext:value-type="float">
            <text:p>12971</text:p>
          </table:table-cell>
          <table:table-cell office:value-type="float" office:value="5509" calcext:value-type="float">
            <text:p>5509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number-columns-repeated="9"/>
          <table:table-cell table:formula="of:=([.K21]+[.L21]+[.M21])/3" office:value-type="float" office:value="6135" calcext:value-type="float">
            <text:p>6135</text:p>
          </table:table-cell>
          <table:table-cell office:value-type="float" office:value="6576" calcext:value-type="float">
            <text:p>6576</text:p>
          </table:table-cell>
          <table:table-cell office:value-type="float" office:value="5509" calcext:value-type="float">
            <text:p>550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number-columns-repeated="9"/>
          <table:table-cell table:formula="of:=([.K22]+[.L22]+[.M22])/3" office:value-type="float" office:value="5845.33333333333" calcext:value-type="float">
            <text:p>5845,3333333333</text:p>
          </table:table-cell>
          <table:table-cell office:value-type="float" office:value="6576" calcext:value-type="float">
            <text:p>6576</text:p>
          </table:table-cell>
          <table:table-cell office:value-type="float" office:value="4640" calcext:value-type="float">
            <text:p>464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number-columns-repeated="9"/>
          <table:table-cell table:formula="of:=([.K23]+[.L23]+[.M23])/3" office:value-type="float" office:value="5845.33333333333" calcext:value-type="float">
            <text:p>5845,3333333333</text:p>
          </table:table-cell>
          <table:table-cell office:value-type="float" office:value="6576" calcext:value-type="float">
            <text:p>6576</text:p>
          </table:table-cell>
          <table:table-cell office:value-type="float" office:value="4640" calcext:value-type="float">
            <text:p>4640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number-columns-repeated="9"/>
          <table:table-cell table:formula="of:=([.K24]+[.L24]+[.M24])/3" office:value-type="float" office:value="4598" calcext:value-type="float">
            <text:p>4598</text:p>
          </table:table-cell>
          <table:table-cell office:value-type="float" office:value="4851" calcext:value-type="float">
            <text:p>4851</text:p>
          </table:table-cell>
          <table:table-cell office:value-type="float" office:value="4640" calcext:value-type="float">
            <text:p>4640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number-columns-repeated="9"/>
          <table:table-cell table:formula="of:=([.K25]+[.L25]+[.M25])/3" office:value-type="float" office:value="5245" calcext:value-type="float">
            <text:p>5245</text:p>
          </table:table-cell>
          <table:table-cell office:value-type="float" office:value="4851" calcext:value-type="float">
            <text:p>4851</text:p>
          </table:table-cell>
          <table:table-cell office:value-type="float" office:value="6581" calcext:value-type="float">
            <text:p>658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number-columns-repeated="9"/>
          <table:table-cell table:formula="of:=([.K26]+[.L26]+[.M26])/3" office:value-type="float" office:value="5245" calcext:value-type="float">
            <text:p>5245</text:p>
          </table:table-cell>
          <table:table-cell office:value-type="float" office:value="4851" calcext:value-type="float">
            <text:p>4851</text:p>
          </table:table-cell>
          <table:table-cell office:value-type="float" office:value="6581" calcext:value-type="float">
            <text:p>658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number-columns-repeated="9"/>
          <table:table-cell table:formula="of:=([.K27]+[.L27]+[.M27])/3" office:value-type="float" office:value="5182.66666666667" calcext:value-type="float">
            <text:p>5182,6666666667</text:p>
          </table:table-cell>
          <table:table-cell office:value-type="float" office:value="4394" calcext:value-type="float">
            <text:p>4394</text:p>
          </table:table-cell>
          <table:table-cell office:value-type="float" office:value="6581" calcext:value-type="float">
            <text:p>6581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number-columns-repeated="9"/>
          <table:table-cell table:formula="of:=([.K28]+[.L28]+[.M28])/3" office:value-type="float" office:value="4433.33333333333" calcext:value-type="float">
            <text:p>4433,3333333333</text:p>
          </table:table-cell>
          <table:table-cell office:value-type="float" office:value="4394" calcext:value-type="float">
            <text:p>4394</text:p>
          </table:table-cell>
          <table:table-cell office:value-type="float" office:value="4333" calcext:value-type="float">
            <text:p>4333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number-columns-repeated="9"/>
          <table:table-cell table:formula="of:=([.K29]+[.L29]+[.M29])/3" office:value-type="float" office:value="4433.33333333333" calcext:value-type="float">
            <text:p>4433,3333333333</text:p>
          </table:table-cell>
          <table:table-cell office:value-type="float" office:value="4394" calcext:value-type="float">
            <text:p>4394</text:p>
          </table:table-cell>
          <table:table-cell office:value-type="float" office:value="4333" calcext:value-type="float">
            <text:p>4333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number-columns-repeated="9"/>
          <table:table-cell table:formula="of:=([.K30]+[.L30]+[.M30])/3" office:value-type="float" office:value="4681" calcext:value-type="float">
            <text:p>4681</text:p>
          </table:table-cell>
          <table:table-cell office:value-type="float" office:value="5436" calcext:value-type="float">
            <text:p>5436</text:p>
          </table:table-cell>
          <table:table-cell office:value-type="float" office:value="4333" calcext:value-type="float">
            <text:p>4333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number-columns-repeated="9"/>
          <table:table-cell table:formula="of:=([.K31]+[.L31]+[.M31])/3" office:value-type="float" office:value="4631" calcext:value-type="float">
            <text:p>4631</text:p>
          </table:table-cell>
          <table:table-cell office:value-type="float" office:value="5436" calcext:value-type="float">
            <text:p>5436</text:p>
          </table:table-cell>
          <table:table-cell office:value-type="float" office:value="4183" calcext:value-type="float">
            <text:p>4183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number-columns-repeated="9"/>
          <table:table-cell table:formula="of:=([.K32]+[.L32]+[.M32])/3" office:value-type="float" office:value="4631" calcext:value-type="float">
            <text:p>4631</text:p>
          </table:table-cell>
          <table:table-cell office:value-type="float" office:value="5436" calcext:value-type="float">
            <text:p>5436</text:p>
          </table:table-cell>
          <table:table-cell office:value-type="float" office:value="4183" calcext:value-type="float">
            <text:p>4183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number-columns-repeated="9"/>
          <table:table-cell table:formula="of:=([.K33]+[.L33]+[.M33])/3" office:value-type="float" office:value="4606.66666666667" calcext:value-type="float">
            <text:p>4606,6666666667</text:p>
          </table:table-cell>
          <table:table-cell office:value-type="float" office:value="5436" calcext:value-type="float">
            <text:p>5436</text:p>
          </table:table-cell>
          <table:table-cell office:value-type="float" office:value="4183" calcext:value-type="float">
            <text:p>4183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number-columns-repeated="9"/>
          <table:table-cell table:formula="of:=([.K34]+[.L34]+[.M34])/3" office:value-type="float" office:value="5497.33333333333" calcext:value-type="float">
            <text:p>5497,3333333333</text:p>
          </table:table-cell>
          <table:table-cell office:value-type="float" office:value="7578" calcext:value-type="float">
            <text:p>7578</text:p>
          </table:table-cell>
          <table:table-cell office:value-type="float" office:value="4713" calcext:value-type="float">
            <text:p>4713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number-columns-repeated="9"/>
          <table:table-cell table:formula="of:=([.K35]+[.L35]+[.M35])/3" office:value-type="float" office:value="5497.33333333333" calcext:value-type="float">
            <text:p>5497,3333333333</text:p>
          </table:table-cell>
          <table:table-cell office:value-type="float" office:value="7578" calcext:value-type="float">
            <text:p>7578</text:p>
          </table:table-cell>
          <table:table-cell office:value-type="float" office:value="4713" calcext:value-type="float">
            <text:p>4713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number-columns-repeated="9"/>
          <table:table-cell table:formula="of:=([.K36]+[.L36]+[.M36])/3" office:value-type="float" office:value="5728.66666666667" calcext:value-type="float">
            <text:p>5728,6666666667</text:p>
          </table:table-cell>
          <table:table-cell office:value-type="float" office:value="7578" calcext:value-type="float">
            <text:p>7578</text:p>
          </table:table-cell>
          <table:table-cell office:value-type="float" office:value="4713" calcext:value-type="float">
            <text:p>4713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number-columns-repeated="9"/>
          <table:table-cell table:formula="of:=([.K37]+[.L37]+[.M37])/3" office:value-type="float" office:value="4926.66666666667" calcext:value-type="float">
            <text:p>4926,6666666667</text:p>
          </table:table-cell>
          <table:table-cell office:value-type="float" office:value="4102" calcext:value-type="float">
            <text:p>4102</text:p>
          </table:table-cell>
          <table:table-cell office:value-type="float" office:value="5783" calcext:value-type="float">
            <text:p>5783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number-columns-repeated="9"/>
          <table:table-cell table:formula="of:=([.K38]+[.L38]+[.M38])/3" office:value-type="float" office:value="4926.66666666667" calcext:value-type="float">
            <text:p>4926,6666666667</text:p>
          </table:table-cell>
          <table:table-cell office:value-type="float" office:value="4102" calcext:value-type="float">
            <text:p>4102</text:p>
          </table:table-cell>
          <table:table-cell office:value-type="float" office:value="5783" calcext:value-type="float">
            <text:p>5783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number-columns-repeated="9"/>
          <table:table-cell table:formula="of:=([.K39]+[.L39]+[.M39])/3" office:value-type="float" office:value="5522.33333333333" calcext:value-type="float">
            <text:p>5522,3333333333</text:p>
          </table:table-cell>
          <table:table-cell office:value-type="float" office:value="4102" calcext:value-type="float">
            <text:p>4102</text:p>
          </table:table-cell>
          <table:table-cell office:value-type="float" office:value="5783" calcext:value-type="float">
            <text:p>578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number-columns-repeated="9"/>
          <table:table-cell table:formula="of:=([.K40]+[.L40]+[.M40])/3" office:value-type="float" office:value="6680.66666666667" calcext:value-type="float">
            <text:p>6680,6666666667</text:p>
          </table:table-cell>
          <table:table-cell office:value-type="float" office:value="7343" calcext:value-type="float">
            <text:p>7343</text:p>
          </table:table-cell>
          <table:table-cell office:value-type="float" office:value="6017" calcext:value-type="float">
            <text:p>6017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number-columns-repeated="9"/>
          <table:table-cell table:formula="of:=([.K41]+[.L41]+[.M41])/3" office:value-type="float" office:value="6680.66666666667" calcext:value-type="float">
            <text:p>6680,6666666667</text:p>
          </table:table-cell>
          <table:table-cell office:value-type="float" office:value="7343" calcext:value-type="float">
            <text:p>7343</text:p>
          </table:table-cell>
          <table:table-cell office:value-type="float" office:value="6017" calcext:value-type="float">
            <text:p>6017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number-columns-repeated="9"/>
          <table:table-cell table:formula="of:=([.K42]+[.L42]+[.M42])/3" office:value-type="float" office:value="4673.66666666667" calcext:value-type="float">
            <text:p>4673,6666666667</text:p>
          </table:table-cell>
          <table:table-cell office:value-type="float" office:value="3971" calcext:value-type="float">
            <text:p>3971</text:p>
          </table:table-cell>
          <table:table-cell office:value-type="float" office:value="6017" calcext:value-type="float">
            <text:p>6017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number-columns-repeated="9"/>
          <table:table-cell table:formula="of:=([.K43]+[.L43]+[.M43])/3" office:value-type="float" office:value="4212.33333333333" calcext:value-type="float">
            <text:p>4212,3333333333</text:p>
          </table:table-cell>
          <table:table-cell office:value-type="float" office:value="3971" calcext:value-type="float">
            <text:p>3971</text:p>
          </table:table-cell>
          <table:table-cell office:value-type="float" office:value="4633" calcext:value-type="float">
            <text:p>463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number-columns-repeated="9"/>
          <table:table-cell table:formula="of:=([.K44]+[.L44]+[.M44])/3" office:value-type="float" office:value="4212.33333333333" calcext:value-type="float">
            <text:p>4212,3333333333</text:p>
          </table:table-cell>
          <table:table-cell office:value-type="float" office:value="3971" calcext:value-type="float">
            <text:p>3971</text:p>
          </table:table-cell>
          <table:table-cell office:value-type="float" office:value="4633" calcext:value-type="float">
            <text:p>463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number-columns-repeated="9"/>
          <table:table-cell table:formula="of:=([.K45]+[.L45]+[.M45])/3" office:value-type="float" office:value="6822.66666666667" calcext:value-type="float">
            <text:p>6822,6666666667</text:p>
          </table:table-cell>
          <table:table-cell office:value-type="float" office:value="9310" calcext:value-type="float">
            <text:p>9310</text:p>
          </table:table-cell>
          <table:table-cell office:value-type="float" office:value="4633" calcext:value-type="float">
            <text:p>4633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number-columns-repeated="9"/>
          <table:table-cell table:formula="of:=([.K46]+[.L46]+[.M46])/3" office:value-type="float" office:value="6734.66666666667" calcext:value-type="float">
            <text:p>6734,6666666667</text:p>
          </table:table-cell>
          <table:table-cell office:value-type="float" office:value="9310" calcext:value-type="float">
            <text:p>9310</text:p>
          </table:table-cell>
          <table:table-cell office:value-type="float" office:value="4369" calcext:value-type="float">
            <text:p>4369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number-columns-repeated="9"/>
          <table:table-cell table:formula="of:=([.K47]+[.L47]+[.M47])/3" office:value-type="float" office:value="6734.66666666667" calcext:value-type="float">
            <text:p>6734,6666666667</text:p>
          </table:table-cell>
          <table:table-cell office:value-type="float" office:value="9310" calcext:value-type="float">
            <text:p>9310</text:p>
          </table:table-cell>
          <table:table-cell office:value-type="float" office:value="4369" calcext:value-type="float">
            <text:p>4369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number-columns-repeated="9"/>
          <table:table-cell table:formula="of:=([.K48]+[.L48]+[.M48])/3" office:value-type="float" office:value="3733.66666666667" calcext:value-type="float">
            <text:p>3733,6666666667</text:p>
          </table:table-cell>
          <table:table-cell office:value-type="float" office:value="3555" calcext:value-type="float">
            <text:p>3555</text:p>
          </table:table-cell>
          <table:table-cell office:value-type="float" office:value="4369" calcext:value-type="float">
            <text:p>4369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number-columns-repeated="9"/>
          <table:table-cell table:formula="of:=([.K49]+[.L49]+[.M49])/3" office:value-type="float" office:value="4702" calcext:value-type="float">
            <text:p>4702</text:p>
          </table:table-cell>
          <table:table-cell office:value-type="float" office:value="3555" calcext:value-type="float">
            <text:p>3555</text:p>
          </table:table-cell>
          <table:table-cell office:value-type="float" office:value="7274" calcext:value-type="float">
            <text:p>7274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number-columns-repeated="9"/>
          <table:table-cell table:formula="of:=([.K50]+[.L50]+[.M50])/3" office:value-type="float" office:value="4702" calcext:value-type="float">
            <text:p>4702</text:p>
          </table:table-cell>
          <table:table-cell office:value-type="float" office:value="3555" calcext:value-type="float">
            <text:p>3555</text:p>
          </table:table-cell>
          <table:table-cell office:value-type="float" office:value="7274" calcext:value-type="float">
            <text:p>7274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number-columns-repeated="9"/>
          <table:table-cell table:formula="of:=([.K51]+[.L51]+[.M51])/3" office:value-type="float" office:value="7126.33333333333" calcext:value-type="float">
            <text:p>7126,3333333333</text:p>
          </table:table-cell>
          <table:table-cell office:value-type="float" office:value="6981" calcext:value-type="float">
            <text:p>6981</text:p>
          </table:table-cell>
          <table:table-cell office:value-type="float" office:value="7274" calcext:value-type="float">
            <text:p>7274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number-columns-repeated="9"/>
          <table:table-cell table:formula="of:=([.K52]+[.L52]+[.M52])/3" office:value-type="float" office:value="6725.66666666667" calcext:value-type="float">
            <text:p>6725,6666666667</text:p>
          </table:table-cell>
          <table:table-cell office:value-type="float" office:value="6981" calcext:value-type="float">
            <text:p>6981</text:p>
          </table:table-cell>
          <table:table-cell office:value-type="float" office:value="6072" calcext:value-type="float">
            <text:p>6072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number-columns-repeated="9"/>
          <table:table-cell table:formula="of:=([.K53]+[.L53]+[.M53])/3" office:value-type="float" office:value="6725.66666666667" calcext:value-type="float">
            <text:p>6725,6666666667</text:p>
          </table:table-cell>
          <table:table-cell office:value-type="float" office:value="6981" calcext:value-type="float">
            <text:p>6981</text:p>
          </table:table-cell>
          <table:table-cell office:value-type="float" office:value="6072" calcext:value-type="float">
            <text:p>6072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number-columns-repeated="9"/>
          <table:table-cell table:formula="of:=([.K54]+[.L54]+[.M54])/3" office:value-type="float" office:value="5011.33333333333" calcext:value-type="float">
            <text:p>5011,3333333333</text:p>
          </table:table-cell>
          <table:table-cell office:value-type="float" office:value="4578" calcext:value-type="float">
            <text:p>4578</text:p>
          </table:table-cell>
          <table:table-cell office:value-type="float" office:value="6072" calcext:value-type="float">
            <text:p>6072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number-columns-repeated="9"/>
          <table:table-cell table:formula="of:=([.K55]+[.L55]+[.M55])/3" office:value-type="float" office:value="5530" calcext:value-type="float">
            <text:p>5530</text:p>
          </table:table-cell>
          <table:table-cell office:value-type="float" office:value="4578" calcext:value-type="float">
            <text:p>4578</text:p>
          </table:table-cell>
          <table:table-cell office:value-type="float" office:value="7628" calcext:value-type="float">
            <text:p>762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number-columns-repeated="9"/>
          <table:table-cell table:formula="of:=([.K56]+[.L56]+[.M56])/3" office:value-type="float" office:value="5530" calcext:value-type="float">
            <text:p>5530</text:p>
          </table:table-cell>
          <table:table-cell office:value-type="float" office:value="4578" calcext:value-type="float">
            <text:p>4578</text:p>
          </table:table-cell>
          <table:table-cell office:value-type="float" office:value="7628" calcext:value-type="float">
            <text:p>762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number-columns-repeated="9"/>
          <table:table-cell table:formula="of:=([.K57]+[.L57]+[.M57])/3" office:value-type="float" office:value="8944.66666666667" calcext:value-type="float">
            <text:p>8944,6666666667</text:p>
          </table:table-cell>
          <table:table-cell office:value-type="float" office:value="11491" calcext:value-type="float">
            <text:p>11491</text:p>
          </table:table-cell>
          <table:table-cell office:value-type="float" office:value="7628" calcext:value-type="float">
            <text:p>7628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number-columns-repeated="9"/>
          <table:table-cell table:formula="of:=([.K58]+[.L58]+[.M58])/3" office:value-type="float" office:value="8226" calcext:value-type="float">
            <text:p>8226</text:p>
          </table:table-cell>
          <table:table-cell office:value-type="float" office:value="11491" calcext:value-type="float">
            <text:p>11491</text:p>
          </table:table-cell>
          <table:table-cell office:value-type="float" office:value="5472" calcext:value-type="float">
            <text:p>5472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number-columns-repeated="9"/>
          <table:table-cell table:formula="of:=([.K59]+[.L59]+[.M59])/3" office:value-type="float" office:value="8226" calcext:value-type="float">
            <text:p>8226</text:p>
          </table:table-cell>
          <table:table-cell office:value-type="float" office:value="11491" calcext:value-type="float">
            <text:p>11491</text:p>
          </table:table-cell>
          <table:table-cell office:value-type="float" office:value="5472" calcext:value-type="float">
            <text:p>5472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number-columns-repeated="9"/>
          <table:table-cell table:formula="of:=([.K60]+[.L60]+[.M60])/3" office:value-type="float" office:value="5522.33333333333" calcext:value-type="float">
            <text:p>5522,3333333333</text:p>
          </table:table-cell>
          <table:table-cell office:value-type="float" office:value="5436" calcext:value-type="float">
            <text:p>5436</text:p>
          </table:table-cell>
          <table:table-cell office:value-type="float" office:value="5472" calcext:value-type="float">
            <text:p>5472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number-columns-repeated="9"/>
          <table:table-cell table:formula="of:=([.K61]+[.L61]+[.M61])/3" office:value-type="float" office:value="4893" calcext:value-type="float">
            <text:p>4893</text:p>
          </table:table-cell>
          <table:table-cell office:value-type="float" office:value="5436" calcext:value-type="float">
            <text:p>5436</text:p>
          </table:table-cell>
          <table:table-cell office:value-type="float" office:value="3584" calcext:value-type="float">
            <text:p>3584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number-columns-repeated="9"/>
          <table:table-cell table:formula="of:=([.K62]+[.L62]+[.M62])/3" office:value-type="float" office:value="4893" calcext:value-type="float">
            <text:p>4893</text:p>
          </table:table-cell>
          <table:table-cell office:value-type="float" office:value="5436" calcext:value-type="float">
            <text:p>5436</text:p>
          </table:table-cell>
          <table:table-cell office:value-type="float" office:value="3584" calcext:value-type="float">
            <text:p>3584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number-columns-repeated="9"/>
          <table:table-cell table:formula="of:=([.K63]+[.L63]+[.M63])/3" office:value-type="float" office:value="3574" calcext:value-type="float">
            <text:p>3574</text:p>
          </table:table-cell>
          <table:table-cell office:value-type="float" office:value="3562" calcext:value-type="float">
            <text:p>3562</text:p>
          </table:table-cell>
          <table:table-cell office:value-type="float" office:value="3584" calcext:value-type="float">
            <text:p>3584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number-columns-repeated="9"/>
          <table:table-cell table:formula="of:=([.K64]+[.L64]+[.M64])/3" office:value-type="float" office:value="4786.66666666667" calcext:value-type="float">
            <text:p>4786,6666666667</text:p>
          </table:table-cell>
          <table:table-cell office:value-type="float" office:value="3562" calcext:value-type="float">
            <text:p>3562</text:p>
          </table:table-cell>
          <table:table-cell office:value-type="float" office:value="7222" calcext:value-type="float">
            <text:p>722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number-columns-repeated="9"/>
          <table:table-cell table:formula="of:=([.K65]+[.L65]+[.M65])/3" office:value-type="float" office:value="4786.66666666667" calcext:value-type="float">
            <text:p>4786,6666666667</text:p>
          </table:table-cell>
          <table:table-cell office:value-type="float" office:value="3562" calcext:value-type="float">
            <text:p>3562</text:p>
          </table:table-cell>
          <table:table-cell office:value-type="float" office:value="7222" calcext:value-type="float">
            <text:p>722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number-columns-repeated="9"/>
          <table:table-cell table:formula="of:=([.K66]+[.L66]+[.M66])/3" office:value-type="float" office:value="7773.33333333333" calcext:value-type="float">
            <text:p>7773,3333333333</text:p>
          </table:table-cell>
          <table:table-cell office:value-type="float" office:value="9190" calcext:value-type="float">
            <text:p>9190</text:p>
          </table:table-cell>
          <table:table-cell office:value-type="float" office:value="7222" calcext:value-type="float">
            <text:p>7222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number-columns-repeated="9"/>
          <table:table-cell table:formula="of:=([.K67]+[.L67]+[.M67])/3" office:value-type="float" office:value="7549.33333333333" calcext:value-type="float">
            <text:p>7549,3333333333</text:p>
          </table:table-cell>
          <table:table-cell office:value-type="float" office:value="9190" calcext:value-type="float">
            <text:p>9190</text:p>
          </table:table-cell>
          <table:table-cell office:value-type="float" office:value="6550" calcext:value-type="float">
            <text:p>655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number-columns-repeated="9"/>
          <table:table-cell table:formula="of:=([.K68]+[.L68]+[.M68])/3" office:value-type="float" office:value="7549.33333333333" calcext:value-type="float">
            <text:p>7549,3333333333</text:p>
          </table:table-cell>
          <table:table-cell office:value-type="float" office:value="9190" calcext:value-type="float">
            <text:p>9190</text:p>
          </table:table-cell>
          <table:table-cell office:value-type="float" office:value="6550" calcext:value-type="float">
            <text:p>655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number-columns-repeated="9"/>
          <table:table-cell table:formula="of:=([.K69]+[.L69]+[.M69])/3" office:value-type="float" office:value="7014" calcext:value-type="float">
            <text:p>7014</text:p>
          </table:table-cell>
          <table:table-cell office:value-type="float" office:value="7675" calcext:value-type="float">
            <text:p>7675</text:p>
          </table:table-cell>
          <table:table-cell office:value-type="float" office:value="6550" calcext:value-type="float">
            <text:p>6550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number-columns-repeated="9"/>
          <table:table-cell table:formula="of:=([.K70]+[.L70]+[.M70])/3" office:value-type="float" office:value="7127.33333333333" calcext:value-type="float">
            <text:p>7127,3333333333</text:p>
          </table:table-cell>
          <table:table-cell office:value-type="float" office:value="7675" calcext:value-type="float">
            <text:p>7675</text:p>
          </table:table-cell>
          <table:table-cell office:value-type="float" office:value="6890" calcext:value-type="float">
            <text:p>6890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number-columns-repeated="9"/>
          <table:table-cell table:formula="of:=([.K71]+[.L71]+[.M71])/3" office:value-type="float" office:value="7127.33333333333" calcext:value-type="float">
            <text:p>7127,3333333333</text:p>
          </table:table-cell>
          <table:table-cell office:value-type="float" office:value="7675" calcext:value-type="float">
            <text:p>7675</text:p>
          </table:table-cell>
          <table:table-cell office:value-type="float" office:value="6890" calcext:value-type="float">
            <text:p>6890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number-columns-repeated="9"/>
          <table:table-cell table:formula="of:=([.K72]+[.L72]+[.M72])/3" office:value-type="float" office:value="6175" calcext:value-type="float">
            <text:p>6175</text:p>
          </table:table-cell>
          <table:table-cell office:value-type="float" office:value="5903" calcext:value-type="float">
            <text:p>5903</text:p>
          </table:table-cell>
          <table:table-cell office:value-type="float" office:value="6890" calcext:value-type="float">
            <text:p>6890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number-columns-repeated="9"/>
          <table:table-cell table:formula="of:=([.K73]+[.L73]+[.M73])/3" office:value-type="float" office:value="5789" calcext:value-type="float">
            <text:p>5789</text:p>
          </table:table-cell>
          <table:table-cell office:value-type="float" office:value="5903" calcext:value-type="float">
            <text:p>5903</text:p>
          </table:table-cell>
          <table:table-cell table:number-columns-repeated="2" office:value-type="float" office:value="5732" calcext:value-type="float">
            <text:p>5732</text:p>
          </table:table-cell>
        </table:table-row>
        <table:table-row table:style-name="ro1">
          <table:table-cell table:number-columns-repeated="9"/>
          <table:table-cell table:formula="of:=([.K74]+[.L74]+[.M74])/3" office:value-type="float" office:value="5789" calcext:value-type="float">
            <text:p>5789</text:p>
          </table:table-cell>
          <table:table-cell office:value-type="float" office:value="5903" calcext:value-type="float">
            <text:p>5903</text:p>
          </table:table-cell>
          <table:table-cell table:number-columns-repeated="2" office:value-type="float" office:value="5732" calcext:value-type="float">
            <text:p>5732</text:p>
          </table:table-cell>
        </table:table-row>
        <table:table-row table:style-name="ro1">
          <table:table-cell table:number-columns-repeated="9"/>
          <table:table-cell table:formula="of:=([.K75]+[.L75]+[.M75])/3" office:value-type="float" office:value="5869.33333333333" calcext:value-type="float">
            <text:p>5869,3333333333</text:p>
          </table:table-cell>
          <table:table-cell office:value-type="float" office:value="7226" calcext:value-type="float">
            <text:p>7226</text:p>
          </table:table-cell>
          <table:table-cell office:value-type="float" office:value="5732" calcext:value-type="float">
            <text:p>5732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number-columns-repeated="9"/>
          <table:table-cell table:formula="of:=([.K76]+[.L76]+[.M76])/3" office:value-type="float" office:value="5817" calcext:value-type="float">
            <text:p>5817</text:p>
          </table:table-cell>
          <table:table-cell office:value-type="float" office:value="7226" calcext:value-type="float">
            <text:p>7226</text:p>
          </table:table-cell>
          <table:table-cell office:value-type="float" office:value="5575" calcext:value-type="float">
            <text:p>5575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number-columns-repeated="9"/>
          <table:table-cell table:formula="of:=([.K77]+[.L77]+[.M77])/3" office:value-type="float" office:value="5817" calcext:value-type="float">
            <text:p>5817</text:p>
          </table:table-cell>
          <table:table-cell office:value-type="float" office:value="7226" calcext:value-type="float">
            <text:p>7226</text:p>
          </table:table-cell>
          <table:table-cell office:value-type="float" office:value="5575" calcext:value-type="float">
            <text:p>5575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number-columns-repeated="9"/>
          <table:table-cell table:formula="of:=([.K78]+[.L78]+[.M78])/3" office:value-type="float" office:value="5574.66666666667" calcext:value-type="float">
            <text:p>5574,6666666667</text:p>
          </table:table-cell>
          <table:table-cell office:value-type="float" office:value="4986" calcext:value-type="float">
            <text:p>4986</text:p>
          </table:table-cell>
          <table:table-cell office:value-type="float" office:value="5575" calcext:value-type="float">
            <text:p>5575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number-columns-repeated="9"/>
          <table:table-cell table:formula="of:=([.K79]+[.L79]+[.M79])/3" office:value-type="float" office:value="4654" calcext:value-type="float">
            <text:p>4654</text:p>
          </table:table-cell>
          <table:table-cell office:value-type="float" office:value="4986" calcext:value-type="float">
            <text:p>4986</text:p>
          </table:table-cell>
          <table:table-cell office:value-type="float" office:value="2813" calcext:value-type="float">
            <text:p>2813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number-columns-repeated="9"/>
          <table:table-cell table:formula="of:=([.K80]+[.L80]+[.M80])/3" office:value-type="float" office:value="4654" calcext:value-type="float">
            <text:p>4654</text:p>
          </table:table-cell>
          <table:table-cell office:value-type="float" office:value="4986" calcext:value-type="float">
            <text:p>4986</text:p>
          </table:table-cell>
          <table:table-cell office:value-type="float" office:value="2813" calcext:value-type="float">
            <text:p>2813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number-columns-repeated="9"/>
          <table:table-cell table:formula="of:=([.K81]+[.L81]+[.M81])/3" office:value-type="float" office:value="4441" calcext:value-type="float">
            <text:p>4441</text:p>
          </table:table-cell>
          <table:table-cell office:value-type="float" office:value="7014" calcext:value-type="float">
            <text:p>7014</text:p>
          </table:table-cell>
          <table:table-cell office:value-type="float" office:value="2813" calcext:value-type="float">
            <text:p>2813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number-columns-repeated="9"/>
          <table:table-cell table:formula="of:=([.K82]+[.L82]+[.M82])/3" office:value-type="float" office:value="5931" calcext:value-type="float">
            <text:p>5931</text:p>
          </table:table-cell>
          <table:table-cell office:value-type="float" office:value="7014" calcext:value-type="float">
            <text:p>7014</text:p>
          </table:table-cell>
          <table:table-cell office:value-type="float" office:value="7283" calcext:value-type="float">
            <text:p>7283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number-columns-repeated="9"/>
          <table:table-cell table:formula="of:=([.K83]+[.L83]+[.M83])/3" office:value-type="float" office:value="5964.33333333333" calcext:value-type="float">
            <text:p>5964,3333333333</text:p>
          </table:table-cell>
          <table:table-cell office:value-type="float" office:value="7014" calcext:value-type="float">
            <text:p>7014</text:p>
          </table:table-cell>
          <table:table-cell office:value-type="float" office:value="7383" calcext:value-type="float">
            <text:p>7383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number-columns-repeated="9"/>
          <table:table-cell table:formula="of:=([.K84]+[.L84]+[.M84])/3" office:value-type="float" office:value="4850.66666666667" calcext:value-type="float">
            <text:p>4850,6666666667</text:p>
          </table:table-cell>
          <table:table-cell office:value-type="float" office:value="3061" calcext:value-type="float">
            <text:p>3061</text:p>
          </table:table-cell>
          <table:table-cell office:value-type="float" office:value="7283" calcext:value-type="float">
            <text:p>728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number-columns-repeated="9"/>
          <table:table-cell table:formula="of:=([.K85]+[.L85]+[.M85])/3" office:value-type="float" office:value="4850.66666666667" calcext:value-type="float">
            <text:p>4850,6666666667</text:p>
          </table:table-cell>
          <table:table-cell office:value-type="float" office:value="3061" calcext:value-type="float">
            <text:p>3061</text:p>
          </table:table-cell>
          <table:table-cell office:value-type="float" office:value="7283" calcext:value-type="float">
            <text:p>728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number-columns-repeated="9"/>
          <table:table-cell table:formula="of:=([.K86]+[.L86]+[.M86])/3" office:value-type="float" office:value="4197.33333333333" calcext:value-type="float">
            <text:p>4197,3333333333</text:p>
          </table:table-cell>
          <table:table-cell office:value-type="float" office:value="3061" calcext:value-type="float">
            <text:p>3061</text:p>
          </table:table-cell>
          <table:table-cell office:value-type="float" office:value="5323" calcext:value-type="float">
            <text:p>532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number-columns-repeated="9"/>
          <table:table-cell table:formula="of:=([.K87]+[.L87]+[.M87])/3" office:value-type="float" office:value="5008.66666666667" calcext:value-type="float">
            <text:p>5008,6666666667</text:p>
          </table:table-cell>
          <table:table-cell office:value-type="float" office:value="4245" calcext:value-type="float">
            <text:p>4245</text:p>
          </table:table-cell>
          <table:table-cell office:value-type="float" office:value="5323" calcext:value-type="float">
            <text:p>5323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number-columns-repeated="9"/>
          <table:table-cell table:formula="of:=([.K88]+[.L88]+[.M88])/3" office:value-type="float" office:value="5008.66666666667" calcext:value-type="float">
            <text:p>5008,6666666667</text:p>
          </table:table-cell>
          <table:table-cell office:value-type="float" office:value="4245" calcext:value-type="float">
            <text:p>4245</text:p>
          </table:table-cell>
          <table:table-cell office:value-type="float" office:value="5323" calcext:value-type="float">
            <text:p>5323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number-columns-repeated="9"/>
          <table:table-cell table:formula="of:=([.K89]+[.L89]+[.M89])/3" office:value-type="float" office:value="6078.33333333333" calcext:value-type="float">
            <text:p>6078,3333333333</text:p>
          </table:table-cell>
          <table:table-cell office:value-type="float" office:value="4245" calcext:value-type="float">
            <text:p>4245</text:p>
          </table:table-cell>
          <table:table-cell office:value-type="float" office:value="8532" calcext:value-type="float">
            <text:p>8532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number-columns-repeated="9"/>
          <table:table-cell table:formula="of:=([.K90]+[.L90]+[.M90])/3" office:value-type="float" office:value="6461.66666666667" calcext:value-type="float">
            <text:p>6461,6666666667</text:p>
          </table:table-cell>
          <table:table-cell office:value-type="float" office:value="5202" calcext:value-type="float">
            <text:p>5202</text:p>
          </table:table-cell>
          <table:table-cell office:value-type="float" office:value="8532" calcext:value-type="float">
            <text:p>853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number-columns-repeated="9"/>
          <table:table-cell table:formula="of:=([.K91]+[.L91]+[.M91])/3" office:value-type="float" office:value="6461.66666666667" calcext:value-type="float">
            <text:p>6461,6666666667</text:p>
          </table:table-cell>
          <table:table-cell office:value-type="float" office:value="5202" calcext:value-type="float">
            <text:p>5202</text:p>
          </table:table-cell>
          <table:table-cell office:value-type="float" office:value="8532" calcext:value-type="float">
            <text:p>853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number-columns-repeated="9"/>
          <table:table-cell table:formula="of:=([.K92]+[.L92]+[.M92])/3" office:value-type="float" office:value="6461.66666666667" calcext:value-type="float">
            <text:p>6461,6666666667</text:p>
          </table:table-cell>
          <table:table-cell office:value-type="float" office:value="5202" calcext:value-type="float">
            <text:p>5202</text:p>
          </table:table-cell>
          <table:table-cell office:value-type="float" office:value="8532" calcext:value-type="float">
            <text:p>853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number-columns-repeated="9"/>
          <table:table-cell table:formula="of:=([.K93]+[.L93]+[.M93])/3" office:value-type="float" office:value="5596.66666666667" calcext:value-type="float">
            <text:p>5596,6666666667</text:p>
          </table:table-cell>
          <table:table-cell office:value-type="float" office:value="8011" calcext:value-type="float">
            <text:p>8011</text:p>
          </table:table-cell>
          <table:table-cell office:value-type="float" office:value="4234" calcext:value-type="float">
            <text:p>4234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number-columns-repeated="9"/>
          <table:table-cell table:formula="of:=([.K94]+[.L94]+[.M94])/3" office:value-type="float" office:value="5596.66666666667" calcext:value-type="float">
            <text:p>5596,6666666667</text:p>
          </table:table-cell>
          <table:table-cell office:value-type="float" office:value="8011" calcext:value-type="float">
            <text:p>8011</text:p>
          </table:table-cell>
          <table:table-cell office:value-type="float" office:value="4234" calcext:value-type="float">
            <text:p>4234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number-columns-repeated="9"/>
          <table:table-cell table:formula="of:=([.K95]+[.L95]+[.M95])/3" office:value-type="float" office:value="5596.66666666667" calcext:value-type="float">
            <text:p>5596,6666666667</text:p>
          </table:table-cell>
          <table:table-cell office:value-type="float" office:value="8011" calcext:value-type="float">
            <text:p>8011</text:p>
          </table:table-cell>
          <table:table-cell office:value-type="float" office:value="4234" calcext:value-type="float">
            <text:p>4234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number-columns-repeated="9"/>
          <table:table-cell table:formula="of:=([.K96]+[.L96]+[.M96])/3" office:value-type="float" office:value="6454.33333333333" calcext:value-type="float">
            <text:p>6454,3333333333</text:p>
          </table:table-cell>
          <table:table-cell office:value-type="float" office:value="5652" calcext:value-type="float">
            <text:p>5652</text:p>
          </table:table-cell>
          <table:table-cell office:value-type="float" office:value="7957" calcext:value-type="float">
            <text:p>7957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number-columns-repeated="9"/>
          <table:table-cell table:formula="of:=([.K97]+[.L97]+[.M97])/3" office:value-type="float" office:value="6454.33333333333" calcext:value-type="float">
            <text:p>6454,3333333333</text:p>
          </table:table-cell>
          <table:table-cell office:value-type="float" office:value="5652" calcext:value-type="float">
            <text:p>5652</text:p>
          </table:table-cell>
          <table:table-cell office:value-type="float" office:value="7957" calcext:value-type="float">
            <text:p>7957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number-columns-repeated="9"/>
          <table:table-cell table:formula="of:=([.K98]+[.L98]+[.M98])/3" office:value-type="float" office:value="6454.33333333333" calcext:value-type="float">
            <text:p>6454,3333333333</text:p>
          </table:table-cell>
          <table:table-cell office:value-type="float" office:value="5652" calcext:value-type="float">
            <text:p>5652</text:p>
          </table:table-cell>
          <table:table-cell office:value-type="float" office:value="7957" calcext:value-type="float">
            <text:p>7957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number-columns-repeated="9"/>
          <table:table-cell table:formula="of:=([.K99]+[.L99]+[.M99])/3" office:value-type="float" office:value="4902.33333333333" calcext:value-type="float">
            <text:p>4902,3333333333</text:p>
          </table:table-cell>
          <table:table-cell office:value-type="float" office:value="7025" calcext:value-type="float">
            <text:p>7025</text:p>
          </table:table-cell>
          <table:table-cell office:value-type="float" office:value="4281" calcext:value-type="float">
            <text:p>4281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number-columns-repeated="9"/>
          <table:table-cell table:formula="of:=([.K100]+[.L100]+[.M100])/3" office:value-type="float" office:value="4902.33333333333" calcext:value-type="float">
            <text:p>4902,3333333333</text:p>
          </table:table-cell>
          <table:table-cell office:value-type="float" office:value="7025" calcext:value-type="float">
            <text:p>7025</text:p>
          </table:table-cell>
          <table:table-cell office:value-type="float" office:value="4281" calcext:value-type="float">
            <text:p>4281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number-columns-repeated="9"/>
          <table:table-cell table:formula="of:=([.K101]+[.L101]+[.M101])/3" office:value-type="float" office:value="4902.33333333333" calcext:value-type="float">
            <text:p>4902,3333333333</text:p>
          </table:table-cell>
          <table:table-cell office:value-type="float" office:value="7025" calcext:value-type="float">
            <text:p>7025</text:p>
          </table:table-cell>
          <table:table-cell office:value-type="float" office:value="4281" calcext:value-type="float">
            <text:p>4281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number-columns-repeated="9"/>
          <table:table-cell table:formula="of:=([.K102]+[.L102]+[.M102])/3" office:value-type="float" office:value="4276.33333333333" calcext:value-type="float">
            <text:p>4276,3333333333</text:p>
          </table:table-cell>
          <table:table-cell office:value-type="float" office:value="4128" calcext:value-type="float">
            <text:p>4128</text:p>
          </table:table-cell>
          <table:table-cell office:value-type="float" office:value="4844" calcext:value-type="float">
            <text:p>48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number-columns-repeated="9"/>
          <table:table-cell table:formula="of:=([.K103]+[.L103]+[.M103])/3" office:value-type="float" office:value="4276.33333333333" calcext:value-type="float">
            <text:p>4276,3333333333</text:p>
          </table:table-cell>
          <table:table-cell office:value-type="float" office:value="4128" calcext:value-type="float">
            <text:p>4128</text:p>
          </table:table-cell>
          <table:table-cell office:value-type="float" office:value="4844" calcext:value-type="float">
            <text:p>48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number-columns-repeated="9"/>
          <table:table-cell table:formula="of:=([.K104]+[.L104]+[.M104])/3" office:value-type="float" office:value="4276.33333333333" calcext:value-type="float">
            <text:p>4276,3333333333</text:p>
          </table:table-cell>
          <table:table-cell office:value-type="float" office:value="4128" calcext:value-type="float">
            <text:p>4128</text:p>
          </table:table-cell>
          <table:table-cell office:value-type="float" office:value="4844" calcext:value-type="float">
            <text:p>48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number-columns-repeated="9"/>
          <table:table-cell table:formula="of:=([.K105]+[.L105]+[.M105])/3" office:value-type="float" office:value="3972" calcext:value-type="float">
            <text:p>3972</text:p>
          </table:table-cell>
          <table:table-cell office:value-type="float" office:value="4026" calcext:value-type="float">
            <text:p>4026</text:p>
          </table:table-cell>
          <table:table-cell office:value-type="float" office:value="4544" calcext:value-type="float">
            <text:p>4544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number-columns-repeated="9"/>
          <table:table-cell table:formula="of:=([.K106]+[.L106]+[.M106])/3" office:value-type="float" office:value="3972" calcext:value-type="float">
            <text:p>3972</text:p>
          </table:table-cell>
          <table:table-cell office:value-type="float" office:value="4026" calcext:value-type="float">
            <text:p>4026</text:p>
          </table:table-cell>
          <table:table-cell office:value-type="float" office:value="4544" calcext:value-type="float">
            <text:p>4544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number-columns-repeated="9"/>
          <table:table-cell table:formula="of:=([.K107]+[.L107]+[.M107])/3" office:value-type="float" office:value="3972" calcext:value-type="float">
            <text:p>3972</text:p>
          </table:table-cell>
          <table:table-cell office:value-type="float" office:value="4026" calcext:value-type="float">
            <text:p>4026</text:p>
          </table:table-cell>
          <table:table-cell office:value-type="float" office:value="4544" calcext:value-type="float">
            <text:p>4544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number-columns-repeated="9"/>
          <table:table-cell table:formula="of:=([.K108]+[.L108]+[.M108])/3" office:value-type="float" office:value="6229.33333333333" calcext:value-type="float">
            <text:p>6229,3333333333</text:p>
          </table:table-cell>
          <table:table-cell office:value-type="float" office:value="4422" calcext:value-type="float">
            <text:p>4422</text:p>
          </table:table-cell>
          <table:table-cell office:value-type="float" office:value="6616" calcext:value-type="float">
            <text:p>6616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number-columns-repeated="9"/>
          <table:table-cell table:formula="of:=([.K109]+[.L109]+[.M109])/3" office:value-type="float" office:value="6229.33333333333" calcext:value-type="float">
            <text:p>6229,3333333333</text:p>
          </table:table-cell>
          <table:table-cell office:value-type="float" office:value="4422" calcext:value-type="float">
            <text:p>4422</text:p>
          </table:table-cell>
          <table:table-cell office:value-type="float" office:value="6616" calcext:value-type="float">
            <text:p>6616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number-columns-repeated="9"/>
          <table:table-cell table:formula="of:=([.K110]+[.L110]+[.M110])/3" office:value-type="float" office:value="6229.33333333333" calcext:value-type="float">
            <text:p>6229,3333333333</text:p>
          </table:table-cell>
          <table:table-cell office:value-type="float" office:value="4422" calcext:value-type="float">
            <text:p>4422</text:p>
          </table:table-cell>
          <table:table-cell office:value-type="float" office:value="6616" calcext:value-type="float">
            <text:p>6616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number-columns-repeated="9"/>
          <table:table-cell table:formula="of:=([.K111]+[.L111]+[.M111])/3" office:value-type="float" office:value="7187" calcext:value-type="float">
            <text:p>7187</text:p>
          </table:table-cell>
          <table:table-cell office:value-type="float" office:value="8019" calcext:value-type="float">
            <text:p>8019</text:p>
          </table:table-cell>
          <table:table-cell office:value-type="float" office:value="6795" calcext:value-type="float">
            <text:p>6795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number-columns-repeated="9"/>
          <table:table-cell table:formula="of:=([.K112]+[.L112]+[.M112])/3" office:value-type="float" office:value="7187" calcext:value-type="float">
            <text:p>7187</text:p>
          </table:table-cell>
          <table:table-cell office:value-type="float" office:value="8019" calcext:value-type="float">
            <text:p>8019</text:p>
          </table:table-cell>
          <table:table-cell office:value-type="float" office:value="6795" calcext:value-type="float">
            <text:p>6795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number-columns-repeated="9"/>
          <table:table-cell table:formula="of:=([.K113]+[.L113]+[.M113])/3" office:value-type="float" office:value="7187" calcext:value-type="float">
            <text:p>7187</text:p>
          </table:table-cell>
          <table:table-cell office:value-type="float" office:value="8019" calcext:value-type="float">
            <text:p>8019</text:p>
          </table:table-cell>
          <table:table-cell office:value-type="float" office:value="6795" calcext:value-type="float">
            <text:p>6795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number-columns-repeated="9"/>
          <table:table-cell table:formula="of:=([.K114]+[.L114]+[.M114])/3" office:value-type="float" office:value="6388" calcext:value-type="float">
            <text:p>6388</text:p>
          </table:table-cell>
          <table:table-cell office:value-type="float" office:value="6349" calcext:value-type="float">
            <text:p>6349</text:p>
          </table:table-cell>
          <table:table-cell office:value-type="float" office:value="6795" calcext:value-type="float">
            <text:p>6795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number-columns-repeated="9"/>
          <table:table-cell table:formula="of:=([.K115]+[.L115]+[.M115])/3" office:value-type="float" office:value="6311.33333333333" calcext:value-type="float">
            <text:p>6311,3333333333</text:p>
          </table:table-cell>
          <table:table-cell office:value-type="float" office:value="6349" calcext:value-type="float">
            <text:p>6349</text:p>
          </table:table-cell>
          <table:table-cell office:value-type="float" office:value="6565" calcext:value-type="float">
            <text:p>6565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number-columns-repeated="9"/>
          <table:table-cell table:formula="of:=([.K116]+[.L116]+[.M116])/3" office:value-type="float" office:value="6311.33333333333" calcext:value-type="float">
            <text:p>6311,3333333333</text:p>
          </table:table-cell>
          <table:table-cell office:value-type="float" office:value="6349" calcext:value-type="float">
            <text:p>6349</text:p>
          </table:table-cell>
          <table:table-cell office:value-type="float" office:value="6565" calcext:value-type="float">
            <text:p>6565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number-columns-repeated="9"/>
          <table:table-cell table:formula="of:=([.K117]+[.L117]+[.M117])/3" office:value-type="float" office:value="6866" calcext:value-type="float">
            <text:p>6866</text:p>
          </table:table-cell>
          <table:table-cell office:value-type="float" office:value="9277" calcext:value-type="float">
            <text:p>9277</text:p>
          </table:table-cell>
          <table:table-cell office:value-type="float" office:value="6565" calcext:value-type="float">
            <text:p>6565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number-columns-repeated="9"/>
          <table:table-cell table:formula="of:=([.K118]+[.L118]+[.M118])/3" office:value-type="float" office:value="6866" calcext:value-type="float">
            <text:p>6866</text:p>
          </table:table-cell>
          <table:table-cell office:value-type="float" office:value="9277" calcext:value-type="float">
            <text:p>9277</text:p>
          </table:table-cell>
          <table:table-cell office:value-type="float" office:value="6565" calcext:value-type="float">
            <text:p>6565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number-columns-repeated="9"/>
          <table:table-cell table:formula="of:=([.K119]+[.L119]+[.M119])/3" office:value-type="float" office:value="6493.66666666667" calcext:value-type="float">
            <text:p>6493,6666666667</text:p>
          </table:table-cell>
          <table:table-cell office:value-type="float" office:value="9277" calcext:value-type="float">
            <text:p>9277</text:p>
          </table:table-cell>
          <table:table-cell office:value-type="float" office:value="5448" calcext:value-type="float">
            <text:p>5448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number-columns-repeated="9"/>
          <table:table-cell table:formula="of:=([.K120]+[.L120]+[.M120])/3" office:value-type="float" office:value="5849" calcext:value-type="float">
            <text:p>5849</text:p>
          </table:table-cell>
          <table:table-cell office:value-type="float" office:value="5330" calcext:value-type="float">
            <text:p>5330</text:p>
          </table:table-cell>
          <table:table-cell office:value-type="float" office:value="5448" calcext:value-type="float">
            <text:p>5448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number-columns-repeated="9"/>
          <table:table-cell table:formula="of:=([.K121]+[.L121]+[.M121])/3" office:value-type="float" office:value="5849" calcext:value-type="float">
            <text:p>5849</text:p>
          </table:table-cell>
          <table:table-cell office:value-type="float" office:value="5330" calcext:value-type="float">
            <text:p>5330</text:p>
          </table:table-cell>
          <table:table-cell office:value-type="float" office:value="5448" calcext:value-type="float">
            <text:p>5448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number-columns-repeated="9"/>
          <table:table-cell table:formula="of:=([.K122]+[.L122]+[.M122])/3" office:value-type="float" office:value="4957" calcext:value-type="float">
            <text:p>4957</text:p>
          </table:table-cell>
          <table:table-cell office:value-type="float" office:value="5330" calcext:value-type="float">
            <text:p>5330</text:p>
          </table:table-cell>
          <table:table-cell office:value-type="float" office:value="4785" calcext:value-type="float">
            <text:p>4785</text:p>
          </table:table-cell>
          <table:table-cell office:value-type="float" office:value="4756" calcext:value-type="float">
            <text:p>4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4:59:06.697411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1:09:40.084844811</meta:creation-date>
    <meta:generator>LibreOffice/5.1.6.2$Linux_X86_64 LibreOffice_project/10m0$Build-2</meta:generator>
    <dc:date>2017-10-20T15:02:32.115705079</dc:date>
    <meta:editing-duration>PT1H38M46S</meta:editing-duration>
    <meta:editing-cycles>20</meta:editing-cycles>
    <meta:document-statistic meta:table-count="1" meta:cell-count="4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1cm" svg:height="20.719cm" xlink:href=".." xlink:type="simple" chart:class="chart:line" chart:style-name="ch1">
        <chart:title svg:x="17.604cm" svg:y="0.55cm" chart:style-name="ch2">
          <text:p>Experimento 2 - Com SDN</text:p>
        </chart:title>
        <chart:legend chart:legend-position="end" svg:x="37.842cm" svg:y="10.06cm" style:legend-expansion="high" chart:style-name="ch3"/>
        <chart:plot-area chart:style-name="ch4" table:cell-range-address="Sheet1.J3:Sheet1.J122" svg:x="1.823cm" svg:y="1.743cm" svg:width="35.207cm" svg:height="17.581cm">
          <chartooo:coordinate-region svg:x="3cm" svg:y="1.864cm" svg:width="34.03cm" svg:height="16.458cm"/>
          <chart:axis chart:dimension="x" chart:name="primary-x" chart:style-name="ch5">
            <chart:title svg:x="18.668cm" svg:y="19.738cm" chart:style-name="ch6">
              <text:p>Tempo (s)</text:p>
            </chart:title>
          </chart:axis>
          <chart:axis chart:dimension="y" chart:name="primary-y" chart:style-name="ch5">
            <chart:title svg:x="0.451cm" svg:y="11.477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J3:Sheet1.J122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3:Sheet1.J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6.333333333333">
                <text:p>816.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6.333333333333">
                <text:p>816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6.333333333333">
                <text:p>816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9.33333333333">
                <text:p>1159.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9.33333333333">
                <text:p>1159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9.33333333333">
                <text:p>1159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95.33333333333">
                <text:p>7095.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86.66666666667">
                <text:p>7986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86.66666666667">
                <text:p>7986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45.33333333333">
                <text:p>5845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45.33333333333">
                <text:p>5845.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82.66666666667">
                <text:p>5182.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33.33333333333">
                <text:p>4433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33.33333333333">
                <text:p>4433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6.66666666667">
                <text:p>4606.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97.33333333333">
                <text:p>5497.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97.33333333333">
                <text:p>5497.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28.66666666667">
                <text:p>5728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6.66666666667">
                <text:p>4926.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26.66666666667">
                <text:p>4926.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22.33333333333">
                <text:p>5522.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80.66666666667">
                <text:p>6680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80.66666666667">
                <text:p>6680.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73.66666666667">
                <text:p>4673.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12.33333333333">
                <text:p>4212.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2.33333333333">
                <text:p>4212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22.66666666667">
                <text:p>6822.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34.66666666667">
                <text:p>6734.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34.66666666667">
                <text:p>6734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33.66666666667">
                <text:p>3733.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26.33333333333">
                <text:p>7126.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25.66666666667">
                <text:p>6725.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25.66666666667">
                <text:p>6725.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11.33333333333">
                <text:p>5011.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44.66666666667">
                <text:p>8944.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22.33333333333">
                <text:p>5522.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86.66666666667">
                <text:p>4786.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6.66666666667">
                <text:p>4786.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73.33333333333">
                <text:p>7773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49.33333333333">
                <text:p>7549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49.33333333333">
                <text:p>7549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27.33333333333">
                <text:p>7127.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27.33333333333">
                <text:p>7127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69.33333333333">
                <text:p>5869.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74.66666666667">
                <text:p>5574.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64.33333333333">
                <text:p>5964.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50.66666666667">
                <text:p>4850.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50.66666666667">
                <text:p>4850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97.33333333333">
                <text:p>4197.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08.66666666667">
                <text:p>5008.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8.66666666667">
                <text:p>5008.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78.33333333333">
                <text:p>6078.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61.66666666667">
                <text:p>6461.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61.66666666667">
                <text:p>6461.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61.66666666667">
                <text:p>6461.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96.66666666667">
                <text:p>5596.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96.66666666667">
                <text:p>5596.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96.66666666667">
                <text:p>5596.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54.33333333333">
                <text:p>6454.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54.33333333333">
                <text:p>6454.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54.33333333333">
                <text:p>6454.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2.33333333333">
                <text:p>4902.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2.33333333333">
                <text:p>4902.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2.33333333333">
                <text:p>4902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76.33333333333">
                <text:p>4276.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76.33333333333">
                <text:p>4276.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76.33333333333">
                <text:p>4276.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29.33333333333">
                <text:p>6229.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29.33333333333">
                <text:p>6229.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29.33333333333">
                <text:p>6229.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11.33333333333">
                <text:p>6311.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11.33333333333">
                <text:p>6311.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93.66666666667">
                <text:p>6493.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57">
                <text:p>4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